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re Franklin" svg:font-family="'Libre Franklin', sans-serif"/>
    <style:font-face style:name="Lohit Devanagari1" svg:font-family="'Lohit Devanagari'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arial" svg:font-family="arial, sans-serif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Preformatted_20_Text">
      <style:text-properties officeooo:rsid="001c19b2" officeooo:paragraph-rsid="001c19b2"/>
    </style:style>
    <style:style style:name="P3" style:family="paragraph" style:parent-style-name="Preformatted_20_Text">
      <style:text-properties officeooo:rsid="001d1aa3" officeooo:paragraph-rsid="001d1aa3"/>
    </style:style>
    <style:style style:name="P4" style:family="paragraph" style:parent-style-name="Preformatted_20_Text">
      <style:text-properties officeooo:rsid="001e4e37" officeooo:paragraph-rsid="001e4e37"/>
    </style:style>
    <style:style style:name="P5" style:family="paragraph" style:parent-style-name="Preformatted_20_Text">
      <style:text-properties officeooo:rsid="001fe631" officeooo:paragraph-rsid="001fe631"/>
    </style:style>
    <style:style style:name="P6" style:family="paragraph" style:parent-style-name="Preformatted_20_Text">
      <style:text-properties officeooo:rsid="002244de" officeooo:paragraph-rsid="0038df75"/>
    </style:style>
    <style:style style:name="P7" style:family="paragraph" style:parent-style-name="Preformatted_20_Text">
      <style:text-properties officeooo:paragraph-rsid="002244de"/>
    </style:style>
    <style:style style:name="P8" style:family="paragraph" style:parent-style-name="Preformatted_20_Text">
      <style:text-properties officeooo:rsid="00232861" officeooo:paragraph-rsid="0034aa99"/>
    </style:style>
    <style:style style:name="P9" style:family="paragraph" style:parent-style-name="Preformatted_20_Text">
      <style:text-properties officeooo:rsid="00232861" officeooo:paragraph-rsid="00362285"/>
    </style:style>
    <style:style style:name="P10" style:family="paragraph" style:parent-style-name="Preformatted_20_Text">
      <style:text-properties officeooo:rsid="00232861" officeooo:paragraph-rsid="00366268"/>
    </style:style>
    <style:style style:name="P11" style:family="paragraph" style:parent-style-name="Preformatted_20_Text">
      <style:text-properties officeooo:rsid="00232861" officeooo:paragraph-rsid="00397e55"/>
    </style:style>
    <style:style style:name="P12" style:family="paragraph" style:parent-style-name="Preformatted_20_Text">
      <style:text-properties officeooo:rsid="0023aa18" officeooo:paragraph-rsid="0023aa18"/>
    </style:style>
    <style:style style:name="P13" style:family="paragraph" style:parent-style-name="Preformatted_20_Text">
      <style:text-properties fo:font-weight="bold" officeooo:rsid="002c8f2c" officeooo:paragraph-rsid="002c8f2c" style:font-weight-asian="bold" style:font-weight-complex="bold"/>
    </style:style>
    <style:style style:name="P14" style:family="paragraph" style:parent-style-name="Preformatted_20_Text">
      <style:text-properties fo:font-style="normal" fo:font-weight="normal" officeooo:rsid="0038df75" officeooo:paragraph-rsid="0038df75" style:font-style-asian="normal" style:font-weight-asian="normal" style:font-style-complex="normal" style:font-weight-complex="normal"/>
    </style:style>
    <style:style style:name="P15" style:family="paragraph" style:parent-style-name="Preformatted_20_Text">
      <style:text-properties fo:font-style="normal" fo:font-weight="normal" officeooo:rsid="00392c45" officeooo:paragraph-rsid="00392c45" style:font-style-asian="normal" style:font-weight-asian="normal" style:font-style-complex="normal" style:font-weight-complex="normal"/>
    </style:style>
    <style:style style:name="P16" style:family="paragraph" style:parent-style-name="Preformatted_20_Text">
      <style:text-properties fo:font-style="normal" fo:font-weight="normal" officeooo:rsid="003e3aab" officeooo:paragraph-rsid="003e3aab" style:font-style-asian="normal" style:font-weight-asian="normal" style:font-style-complex="normal" style:font-weight-complex="normal"/>
    </style:style>
    <style:style style:name="P17" style:family="paragraph" style:parent-style-name="Preformatted_20_Text">
      <style:text-properties fo:font-style="normal" fo:font-weight="normal" officeooo:rsid="004f24a6" officeooo:paragraph-rsid="004f24a6" style:font-style-asian="normal" style:font-weight-asian="normal" style:font-style-complex="normal" style:font-weight-complex="normal"/>
    </style:style>
    <style:style style:name="P18" style:family="paragraph" style:parent-style-name="Preformatted_20_Text">
      <style:text-properties fo:font-style="normal" fo:font-weight="normal" officeooo:paragraph-rsid="004d9d6d"/>
    </style:style>
    <style:style style:name="P19" style:family="paragraph" style:parent-style-name="Preformatted_20_Text">
      <style:text-properties officeooo:paragraph-rsid="003f9d79"/>
    </style:style>
    <style:style style:name="P20" style:family="paragraph" style:parent-style-name="Text_20_body">
      <style:text-properties fo:font-style="normal" fo:font-weight="normal" officeooo:rsid="0038df75" officeooo:paragraph-rsid="0038df75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2244de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02122" style:font-name="sans-serif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02122" style:font-name="sans-serif" fo:font-size="10.5pt" fo:letter-spacing="normal" fo:font-style="normal" fo:font-weight="normal" officeooo:rsid="00472cfe" style:font-weight-asian="normal" style:font-weight-complex="normal"/>
    </style:style>
    <style:style style:name="T5" style:family="text">
      <style:text-properties fo:font-variant="normal" fo:text-transform="none" fo:color="#202122" style:font-name="sans-serif" fo:font-size="10.5pt" fo:letter-spacing="normal" fo:font-style="normal" fo:font-weight="bold"/>
    </style:style>
    <style:style style:name="T6" style:family="text">
      <style:text-properties fo:font-variant="normal" fo:text-transform="none" fo:color="#202122" style:font-name="sans-serif" fo:font-size="10.5pt" fo:letter-spacing="normal" fo:font-style="normal" fo:font-weight="bold" officeooo:rsid="00472cfe"/>
    </style:style>
    <style:style style:name="T7" style:family="text">
      <style:text-properties fo:font-variant="normal" fo:text-transform="none" fo:color="#202122" style:font-name="sans-serif" fo:font-size="10.5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202122" style:font-name="sans-serif" fo:font-size="10.5pt" fo:letter-spacing="normal" fo:language="en" fo:country="US" fo:font-style="normal" fo:font-weight="normal"/>
    </style:style>
    <style:style style:name="T9" style:family="text">
      <style:text-properties fo:font-variant="normal" fo:text-transform="none" fo:color="#202122" style:font-name="Libre Franklin" fo:font-size="9.75pt" fo:letter-spacing="normal" fo:font-style="normal" fo:font-weight="normal"/>
    </style:style>
    <style:style style:name="T10" style:family="text">
      <style:text-properties fo:font-variant="normal" fo:text-transform="none" fo:color="#333333" style:font-name="Libre Franklin" fo:font-size="9.75pt" fo:letter-spacing="normal" fo:font-style="normal" fo:font-weight="normal"/>
    </style:style>
    <style:style style:name="T11" style:family="text">
      <style:text-properties fo:font-variant="normal" fo:text-transform="none" fo:color="#333333" style:font-name="Libre Franklin" fo:font-size="9.75pt" fo:letter-spacing="normal" style:text-underline-style="none" fo:font-weight="normal" officeooo:rsid="0039fef6" style:font-style-asian="italic" style:font-style-complex="italic"/>
    </style:style>
    <style:style style:name="T12" style:family="text">
      <style:text-properties fo:font-variant="normal" fo:text-transform="none" fo:color="#333333" style:font-name="Libre Franklin" fo:font-size="9.75pt" fo:letter-spacing="normal" style:text-underline-style="none" officeooo:rsid="0039fef6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4d5156" style:font-name="arial" fo:font-size="10.5pt" fo:letter-spacing="normal"/>
    </style:style>
    <style:style style:name="T16" style:family="text">
      <style:text-properties fo:font-variant="normal" fo:text-transform="none" fo:color="#4d5156" style:font-name="arial" fo:font-size="10.5pt" fo:letter-spacing="normal" fo:font-style="italic" style:font-style-asian="italic" style:font-style-complex="italic"/>
    </style:style>
    <style:style style:name="T17" style:family="text">
      <style:text-properties fo:font-variant="normal" fo:text-transform="none" fo:color="#4d5156" style:font-name="arial" fo:font-size="10.5pt" fo:letter-spacing="normal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fo:color="#000000" style:font-name="arial" fo:font-size="10.5pt" fo:letter-spacing="normal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24292e" style:font-name="SFMono-Regular1" fo:font-size="8.25pt" fo:letter-spacing="normal" style:text-underline-style="none" fo:background-color="transparent" loext:char-shading-value="0" loext:padding="0cm" loext:border="none"/>
    </style:style>
    <style:style style:name="T20" style:family="text">
      <style:text-properties officeooo:rsid="00232861"/>
    </style:style>
    <style:style style:name="T21" style:family="text">
      <style:text-properties officeooo:rsid="0023aa18"/>
    </style:style>
    <style:style style:name="T22" style:family="text">
      <style:text-properties officeooo:rsid="0023c95e"/>
    </style:style>
    <style:style style:name="T23" style:family="text">
      <style:text-properties officeooo:rsid="0024ee12"/>
    </style:style>
    <style:style style:name="T24" style:family="text">
      <style:text-properties style:text-underline-style="solid" style:text-underline-width="auto" style:text-underline-color="font-color" officeooo:rsid="0024ee12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24ee12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fo:font-weight="bold" officeooo:rsid="0039fef6" style:font-weight-asian="bold" style:font-weight-complex="bold"/>
    </style:style>
    <style:style style:name="T29" style:family="text">
      <style:text-properties style:text-underline-style="none" officeooo:rsid="003920c5"/>
    </style:style>
    <style:style style:name="T30" style:family="text">
      <style:text-properties style:text-underline-style="none" officeooo:rsid="0039fef6"/>
    </style:style>
    <style:style style:name="T31" style:family="text">
      <style:text-properties style:text-underline-style="none" officeooo:rsid="003f9d79"/>
    </style:style>
    <style:style style:name="T32" style:family="text">
      <style:text-properties style:text-underline-style="none" officeooo:rsid="00410245"/>
    </style:style>
    <style:style style:name="T33" style:family="text">
      <style:text-properties style:text-underline-style="none" officeooo:rsid="0043c4db"/>
    </style:style>
    <style:style style:name="T34" style:family="text">
      <style:text-properties style:text-underline-style="none" officeooo:rsid="0049b75a"/>
    </style:style>
    <style:style style:name="T35" style:family="text">
      <style:text-properties style:text-underline-style="none" officeooo:rsid="00503a4a"/>
    </style:style>
    <style:style style:name="T36" style:family="text">
      <style:text-properties officeooo:rsid="00264f02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23aa18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23c95e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2244de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204c4b" style:font-style-asian="italic" style:font-weight-asian="bold" style:font-style-complex="italic" style:font-weight-complex="bold"/>
    </style:style>
    <style:style style:name="T4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3" style:family="text">
      <style:text-properties fo:font-style="italic" style:text-underline-style="none" fo:font-weight="bold" officeooo:rsid="0024ee12" style:font-style-asian="italic" style:font-weight-asian="bold" style:font-style-complex="italic" style:font-weight-complex="bold"/>
    </style:style>
    <style:style style:name="T44" style:family="text">
      <style:text-properties fo:font-style="italic" style:text-underline-style="none" fo:font-weight="bold" officeooo:rsid="0039fef6" style:font-style-asian="italic" style:font-weight-asian="bold" style:font-style-complex="italic" style:font-weight-complex="bold"/>
    </style:style>
    <style:style style:name="T45" style:family="text">
      <style:text-properties fo:font-style="italic" style:text-underline-style="none" officeooo:rsid="0039fef6" style:font-style-asian="italic" style:font-style-complex="italic"/>
    </style:style>
    <style:style style:name="T46" style:family="text">
      <style:text-properties fo:font-weight="bold" officeooo:rsid="002244de" style:font-weight-asian="bold" style:font-weight-complex="bold"/>
    </style:style>
    <style:style style:name="T47" style:family="text">
      <style:text-properties officeooo:rsid="002e60f5"/>
    </style:style>
    <style:style style:name="T48" style:family="text">
      <style:text-properties officeooo:rsid="0031728a"/>
    </style:style>
    <style:style style:name="T49" style:family="text">
      <style:text-properties officeooo:rsid="003df654"/>
    </style:style>
    <style:style style:name="T50" style:family="text">
      <style:text-properties officeooo:rsid="003f9d79"/>
    </style:style>
    <style:style style:name="T51" style:family="text">
      <style:text-properties officeooo:rsid="004d9d6d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ker — средство упаковки, доставки и запуска приложений</text:p>
      <text:p text:style-name="P2"/>
      <text:p text:style-name="P13">гайд на ютубе: https://www.youtube.com/watch?v=QF4ZF857m44&amp;feature=emb_rel_pause</text:p>
      <text:p text:style-name="P13">примеры использования: https://github.com/amatiashov/YT-Docker-lesson</text:p>
      <text:p text:style-name="P2"/>
      <text:p text:style-name="P3">cmd: docker images — <text:span text:style-name="T37">посмотреть образы локально</text:span></text:p>
      <text:p text:style-name="P3">cmd: docker ps — <text:span text:style-name="T37">посмотреть контейнеры, запущенные локально</text:span></text:p>
      <text:p text:style-name="P4">cmd: docker ps -a — <text:span text:style-name="T37">контейнеры, которые были запущены ранее</text:span></text:p>
      <text:p text:style-name="P4">cmd: docker rm _conteiner_id_ — <text:span text:style-name="T37">удалить контейнер из ранее запущенных</text:span></text:p>
      <text:p text:style-name="P5">cmd: docker rm <text:span text:style-name="T49">$</text:span>(docker ps -aq) — <text:span text:style-name="T37">удалить все конте</text:span><text:span text:style-name="T41">й</text:span><text:span text:style-name="T37">неры</text:span></text:p>
      <text:p text:style-name="P7"><text:span text:style-name="T1">cmd: docker rmi $(docker images -aq) — </text:span><text:span text:style-name="T40">удалить все образы</text:span></text:p>
      <text:p text:style-name="P18"><text:span text:style-name="T51">cmd: docker system prune - </text:span><text:span text:style-name="T18">Remove all unused containers, networks, images</text:span></text:p>
      <text:p text:style-name="P12">cmd: docker build -t<text:span text:style-name="T22">(тэг образа)</text:span> hello_world .(директория) — <text:span text:style-name="T39">сборка образа</text:span></text:p>
      <text:p text:style-name="P9">cmd: docker run </text:p>
      <text:p text:style-name="P9"><text:tab/><text:tab/>[--name _<text:span text:style-name="T21">image_</text:span>name_] </text:p>
      <text:p text:style-name="P9"><text:tab/><text:tab/>[-d(запустить контейнер в фоновом режиме)] <text:tab/></text:p>
      <text:p text:style-name="P9"><text:span text:style-name="T48"><text:tab/><text:tab/>[</text:span>--<text:span text:style-name="T36">rm(удаление после завершения работы)] </text:span></text:p>
      <text:p text:style-name="P9"><text:span text:style-name="T36"><text:tab/><text:tab/>[-p _our_port_:_docker_port_] </text:span></text:p>
      <text:p text:style-name="P8"><text:span text:style-name="T47"><text:tab/><text:tab/>[-e(переменная окружения) TZ=Europe/Moscow] </text:span></text:p>
      <text:p text:style-name="P11"><text:span text:style-name="T47"><text:tab/><text:tab/>[-v _abs_way_on_host_(или _volume_name_):_abs_way_on_docker_conteiner_]</text:span> </text:p>
      <text:p text:style-name="P11"><text:tab/><text:tab/><text:span text:style-name="T50">[-i(оставить STDIN открытым — интерактивный режим)]</text:span></text:p>
      <text:p text:style-name="P19"><text:span text:style-name="T20"><text:tab/><text:tab/>[-t((pseudo)TTY - </text:span><text:span text:style-name="T2">система для использования одного терминала несколькими <text:tab/><text:tab/><text:tab/>процессами</text:span><text:span text:style-name="T50">)]</text:span></text:p>
      <text:p text:style-name="P10"><text:tab/>_<text:span text:style-name="T36">image</text:span>_<text:span text:style-name="T36">tag</text:span>_ - <text:span text:style-name="T38">запуск</text:span><text:span text:style-name="T37"> <text:tab/>контейнера с <text:tab/></text:span><text:span text:style-name="T38">образом</text:span></text:p>
      <text:p text:style-name="P12">cmd: <text:span text:style-name="T23">docker stop _</text:span><text:span text:style-name="T26">conteiner</text:span><text:span text:style-name="T24">_</text:span><text:span text:style-name="T26">name_ - </text:span><text:span text:style-name="T43">остановка работы контейнера</text:span></text:p>
      <text:p text:style-name="P15"><text:span text:style-name="T26">c</text:span><text:span text:style-name="T25">md: docker volume ls — </text:span><text:span text:style-name="T27">вывод папок которые могут быть надстроены над <text:tab/>контейнером</text:span></text:p>
      <text:p text:style-name="P14"><text:span text:style-name="T26">c</text:span><text:span text:style-name="T25">md: docker volume </text:span><text:span text:style-name="T29">create _volume_name_</text:span><text:span text:style-name="T25"> — </text:span><text:span text:style-name="T42">надстройка папок над контейнером </text:span><text:span text:style-name="T44">(для сохранения данных из контейнера в папке)</text:span></text:p>
      <text:p text:style-name="P14"><text:span text:style-name="T33">cmd: </text:span><text:span text:style-name="T30">docker exec [OPTIONS] CONTAINER COMMAND [ARG…] - </text:span><text:span text:style-name="T44">Run a command in a running <text:tab/>container</text:span></text:p>
      <text:p text:style-name="P14"><text:span text:style-name="T44"/></text:p>
      <text:p text:style-name="P14"><text:span text:style-name="T44"/></text:p>
      <text:p text:style-name="P20"><text:span text:style-name="Strong_20_Emphasis"><text:span text:style-name="T11">FastCGI-процессы</text:span></text:span><text:span text:style-name="T12"> используют для связи с сервером </text:span><text:span text:style-name="Strong_20_Emphasis"><text:span text:style-name="T11">Unix Domain Sockets</text:span></text:span><text:span text:style-name="T12"> или </text:span><text:span text:style-name="Strong_20_Emphasis"><text:span text:style-name="T11">TCP/IP</text:span></text:span><text:span text:style-name="T12"> . Это даёт следующее преимущество над обычными CGI-программами: FastCGI-программы могут быть запущены не только на этом же сервере, но и где угодно в сети. Также возможна обработка запросов несколькими FastCGI-процессами, работающими параллельно. Можно использовать несколько FastCGI-серверов, распределяя нагрузку между ними с помощью </text:span><text:span text:style-name="Strong_20_Emphasis"><text:span text:style-name="T11">nginx</text:span></text:span><text:span text:style-name="T12"> или </text:span><text:span text:style-name="Strong_20_Emphasis"><text:span text:style-name="T11">lighttpd</text:span></text:span><text:span text:style-name="T12">.</text:span></text:p>
      <text:p text:style-name="P21"><text:span text:style-name="T10">После установления соединения </text:span><text:span text:style-name="Strong_20_Emphasis"><text:span text:style-name="T10">FastCGI-процесса</text:span></text:span><text:span text:style-name="T10"> с </text:span><text:span text:style-name="Strong_20_Emphasis"><text:span text:style-name="T10">web-сервером</text:span></text:span><text:span text:style-name="T10">, между ними начинается обмен данными с использованием простого протокола, решающего две задачи: организация двунаправленного обмена в рамках одного соединения (для эмуляции </text:span><text:span text:style-name="Strong_20_Emphasis"><text:span text:style-name="T10">STDIN</text:span></text:span><text:span text:style-name="T10">, </text:span><text:span text:style-name="Strong_20_Emphasis"><text:span text:style-name="T10">STDOUT</text:span></text:span><text:span text:style-name="T10">, </text:span><text:span text:style-name="Strong_20_Emphasis"><text:span text:style-name="T10">STDERR</text:span></text:span><text:span text:style-name="T10">) и организация нескольких независимых FastCGI-сессий в рамках одного соединения.</text:span></text:p>
      <text:p text:style-name="P1"><text:span text:style-name="T7">Сокет</text:span><text:span text:style-name="T3"> домена Unix</text:span><text:span text:style-name="T5"> </text:span><text:span text:style-name="T4">(сокет </text:span><text:span text:style-name="T2">межпроцессного взаимодействия) — конечная точка обмена данными, подобная </text:span><text:a xlink:type="simple" xlink:href="https://ru.wikipedia.org/wiki/Сокет_(программный_интерфейс)" text:style-name="Internet_20_link" text:visited-style-name="Visited_20_Internet_20_Link"><text:span text:style-name="T14">Интернет-сокету</text:span></text:a><text:span text:style-name="T2">, но не использующая сетевого протокола для взаимодействия (обмена данными).</text:span></text:p>
      <text:p text:style-name="P21"><text:span text:style-name="T10"/></text:p>
      <text:p text:style-name="P14"><text:span text:style-name="T44"/></text:p>
      <text:p text:style-name="P14"><text:span text:style-name="T44"/></text:p>
      <text:p text:style-name="P14"><text:span text:style-name="T44">-------------------------</text:span></text:p>
      <text:p text:style-name="P16"><text:span text:style-name="T30">d</text:span><text:span text:style-name="T25">ocker build -t serv .</text:span></text:p>
      <text:p text:style-name="P16"><text:span text:style-name="T31">d</text:span><text:span text:style-name="T25">ocker run -p 80:80 -p 443:443 -it </text:span><text:span text:style-name="T31">serv</text:span></text:p>
      <text:p text:style-name="P16"><text:span text:style-name="T31"/></text:p>
      <text:p text:style-name="P17"><text:span text:style-name="T31">i</text:span><text:span text:style-name="T25">fer:</text:span></text:p>
      <text:p text:style-name="P17"><text:span text:style-name="Source_20_Text"><text:span text:style-name="T19">sudo lsof -nP | grep LISTEN</text:span></text:span></text:p>
      <text:p text:style-name="P17"><text:span text:style-name="Source_20_Text"><text:span text:style-name="T19">sudo systemctl stop apache2</text:span></text:span></text:p>
      <text:p text:style-name="P17"><text:span text:style-name="T25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re Franklin" svg:font-family="'Libre Franklin', sans-serif"/>
    <style:font-face style:name="Lohit Devanagari1" svg:font-family="'Lohit Devanagari'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arial" svg:font-family="arial, sans-serif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30T04:20:52.884674125</dc:date>
    <meta:editing-duration>PT6H47M32S</meta:editing-duration>
    <meta:editing-cycles>51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319" meta:character-count="2630" meta:non-whitespace-character-count="2303"/>
  </office:meta>
</office:document-meta>
</file>